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032cm" svg:x="1.762cm" svg:y="25.765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12.457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6.367cm" svg:y="12.049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048cm" svg:height="2.159cm" svg:x="9.763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275cm" svg:height="2.032cm" svg:x="9.682cm" svg:y="8.874cm">
          <text:p text:style-name="P1">tribler-</text:p>
          <text:p text:style-name="P1">core-</text:p>
          <text:p text:style-name="P1">minim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578cm" svg:y="25.765cm">
          <text:p text:style-name="P1">hostpyth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cm 13.722cm" svg:x1="7.356cm" svg:y1="27.797cm" svg:x2="17.891cm" svg:y2="14.081cm" draw:start-shape="id1" draw:start-glue-point="6" draw:end-shape="id2" draw:end-glue-point="6" svg:d="M7356 27797v502l10535 6v-14224" svg:viewBox="0 0 10536 14225">
          <text:p/>
        </draw:connector>
        <draw:connector draw:style-name="gr2" draw:text-style-name="P1" draw:layer="layout" draw:type="lines" draw:line-skew="2.267cm" svg:x1="15.122cm" svg:y1="26.781cm" svg:x2="17.891cm" svg:y2="14.081cm" draw:start-shape="id3" draw:end-shape="id2" draw:end-glue-point="6" svg:d="M15122 26781h2769v-12198-502" svg:viewBox="0 0 2770 12701">
          <text:p/>
        </draw:connector>
        <draw:connector draw:style-name="gr2" draw:text-style-name="P1" draw:layer="layout" draw:type="lines" draw:line-skew="1.884cm" svg:x1="15.505cm" svg:y1="20.812cm" svg:x2="17.891cm" svg:y2="14.081cm" draw:start-shape="id4" draw:start-glue-point="7" draw:end-shape="id2" draw:end-glue-point="6" svg:d="M15505 20812h2386v-6229-502" svg:viewBox="0 0 2387 6732">
          <text:p/>
        </draw:connector>
        <draw:connector draw:style-name="gr2" draw:text-style-name="P1" draw:layer="layout" draw:type="lines" svg:x1="16.145cm" svg:y1="8.874cm" svg:x2="16.14cm" svg:y2="6.334cm" draw:start-shape="id5" draw:start-glue-point="4" draw:end-shape="id6" draw:end-glue-point="6" svg:d="M16145 8874v-501l-5-1537v-502" svg:viewBox="0 0 6 2541">
          <text:p/>
        </draw:connector>
        <draw:connector draw:style-name="gr2" draw:text-style-name="P1" draw:layer="layout" draw:type="lines" draw:line-skew="0cm -2.166cm" svg:x1="4.556cm" svg:y1="7.35cm" svg:x2="7.223cm" svg:y2="5.318cm" draw:start-shape="id7" draw:start-glue-point="4" draw:end-shape="id8" draw:end-glue-point="5" svg:d="M4556 7350v-501-1531h2667" svg:viewBox="0 0 2668 2033">
          <text:p/>
        </draw:connector>
        <draw:connector draw:style-name="gr2" draw:text-style-name="P1" draw:layer="layout" draw:type="lines" draw:line-skew="-0.896cm 0.641cm" svg:x1="11.32cm" svg:y1="8.874cm" svg:x2="8.747cm" svg:y2="6.334cm" draw:start-shape="id9" draw:start-glue-point="4" draw:end-shape="id8" draw:end-glue-point="6" svg:d="M11320 8874v-1397h-2573v-1143" svg:viewBox="0 0 2574 2541">
          <text:p/>
        </draw:connector>
        <draw:connector draw:style-name="gr2" draw:text-style-name="P1" draw:layer="layout" draw:type="lines" draw:line-skew="0cm 0.895cm" svg:x1="7.356cm" svg:y1="25.765cm" svg:x2="5.953cm" svg:y2="16.621cm" draw:start-shape="id1" draw:start-glue-point="4" draw:end-shape="id10" svg:d="M7356 25765v-501l-6-8643h-1397" svg:viewBox="0 0 1404 9145">
          <text:p/>
        </draw:connector>
        <draw:connector draw:style-name="gr2" draw:text-style-name="P1" draw:layer="layout" draw:type="lines" draw:line-skew="-2.064cm 2.927cm" svg:x1="12.074cm" svg:y1="26.781cm" svg:x2="5.953cm" svg:y2="16.621cm" draw:start-shape="id3" draw:start-glue-point="5" draw:end-shape="id10" draw:end-glue-point="7" svg:d="M12074 26781h-2565l-127-10160h-3429" svg:viewBox="0 0 6122 10161">
          <text:p/>
        </draw:connector>
        <draw:connector draw:style-name="gr2" draw:text-style-name="P1" draw:layer="layout" draw:type="lines" svg:x1="4.412cm" svg:y1="20.812cm" svg:x2="4.429cm" svg:y2="17.637cm" draw:start-shape="id11" draw:start-glue-point="4" draw:end-shape="id10" draw:end-glue-point="6" svg:d="M4412 20812v-501l17-2172v-502" svg:viewBox="0 0 18 3176">
          <text:p/>
        </draw:connector>
        <draw:connector draw:style-name="gr2" draw:text-style-name="P1" draw:layer="layout" draw:type="lines" draw:line-skew="0cm 0.496cm" svg:x1="13.981cm" svg:y1="19.796cm" svg:x2="12.957cm" svg:y2="9.89cm" draw:start-shape="id4" draw:start-glue-point="4" draw:end-shape="id9" draw:end-glue-point="7" svg:d="M13981 19796v-501l-27-9405h-997" svg:viewBox="0 0 1025 9907">
          <text:p/>
        </draw:connector>
        <draw:custom-shape draw:style-name="gr1" draw:text-style-name="P1" xml:id="id12" draw:id="id12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2" draw:start-glue-point="4" draw:end-shape="id7" draw:end-glue-point="6" svg:d="M4556 11033v-501-648-502" svg:viewBox="0 0 1 1652">
          <text:p/>
        </draw:connector>
        <draw:custom-shape draw:style-name="gr1" draw:text-style-name="P1" xml:id="id13" draw:id="id13" draw:layer="layout" svg:width="3.048cm" svg:height="2.032cm" svg:x="6.715cm" svg:y="12.684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134cm" svg:x1="8.239cm" svg:y1="12.684cm" svg:x2="6.08cm" svg:y2="12.049cm" draw:start-shape="id13" draw:start-glue-point="4" draw:end-shape="id12" draw:end-glue-point="7" svg:d="M8239 12684v-635h-1657-502" svg:viewBox="0 0 2160 636">
          <text:p/>
        </draw:connector>
        <draw:connector draw:style-name="gr2" draw:text-style-name="P1" draw:layer="layout" draw:type="lines" draw:line-skew="0cm -0.134cm" svg:x1="2.905cm" svg:y1="16.621cm" svg:x2="3.032cm" svg:y2="8.366cm" draw:start-shape="id10" draw:start-glue-point="5" draw:end-shape="id7" draw:end-glue-point="5" svg:d="M2905 16621h-501l-7-8255h635" svg:viewBox="0 0 636 8256">
          <text:p/>
        </draw:connector>
        <draw:connector draw:style-name="gr2" draw:text-style-name="P1" draw:layer="layout" draw:type="lines" draw:line-skew="-1.277cm 8.769cm" svg:x1="13.598cm" svg:y1="25.765cm" svg:x2="8.239cm" svg:y2="14.716cm" draw:start-shape="id3" draw:start-glue-point="4" draw:end-shape="id13" draw:end-glue-point="6" svg:d="M13598 25765v-1778h-5359v-9271" svg:viewBox="0 0 5360 11050">
          <text:p/>
        </draw:connector>
        <draw:connector draw:style-name="gr2" draw:text-style-name="P1" draw:layer="layout" draw:type="lines" svg:x1="16.14cm" svg:y1="4.302cm" svg:x2="8.747cm" svg:y2="4.302cm" draw:start-shape="id6" draw:start-glue-point="4" draw:end-shape="id8" draw:end-glue-point="4" svg:d="M16140 4302v-501h-7393v501" svg:viewBox="0 0 7394 502">
          <text:p/>
        </draw:connector>
        <draw:custom-shape draw:style-name="gr3" draw:text-style-name="P1" draw:layer="layout" svg:width="0.001cm" svg:height="0.127cm" svg:x="-9.287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669cm" svg:x1="12.457cm" svg:y1="20.812cm" svg:x2="11.287cm" svg:y2="17.51cm" draw:start-shape="id4" draw:start-glue-point="5" draw:end-shape="id14" draw:end-glue-point="6" svg:d="M12457 20812h-1170v-2801-501" svg:viewBox="0 0 1171 3303">
          <text:p/>
        </draw:connector>
        <draw:connector draw:style-name="gr2" draw:text-style-name="P1" draw:layer="layout" draw:type="lines" svg:x1="11.287cm" svg:y1="15.351cm" svg:x2="11.32cm" svg:y2="10.906cm" draw:start-shape="id14" draw:start-glue-point="4" draw:end-shape="id9" draw:end-glue-point="6" svg:d="M11287 15351v-502l33-3441v-502" svg:viewBox="0 0 34 44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08T20:51:34.408590149</dc:date>
    <meta:editing-duration>PT34M26S</meta:editing-duration>
    <meta:editing-cycles>10</meta:editing-cycles>
    <meta:generator>LibreOffice/4.2.3.3$Linux_X86_64 LibreOffice_project/420m0$Build-3</meta:generator>
    <meta:document-statistic meta:object-count="33"/>
  </office:meta>
</office:document-meta>
</file>